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F00000004B082AD3B164C6757D8.png" manifest:media-type="image/png"/>
  <manifest:file-entry manifest:full-path="Pictures/1000000000000F00000004B084458375177381E3.png" manifest:media-type="image/png"/>
  <manifest:file-entry manifest:full-path="Pictures/1000000000000F00000004B03BEB1D88FFF8595B.png" manifest:media-type="image/png"/>
  <manifest:file-entry manifest:full-path="Pictures/1000000000000F00000004B0C682CCF08118534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efdd8" officeooo:paragraph-rsid="001efdd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Изображение1" text:anchor-type="char" svg:x="0.074cm" svg:y="-0.254cm" svg:width="17cm" svg:height="5.311cm" draw:z-index="0"><draw:image xlink:href="Pictures/1000000000000F00000004B084458375177381E3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Изображение2" text:anchor-type="char" svg:width="17cm" svg:height="5.311cm" draw:z-index="1"><draw:image xlink:href="Pictures/1000000000000F00000004B03BEB1D88FFF8595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P1"><draw:frame draw:style-name="fr1" draw:name="Изображение3" text:anchor-type="char" svg:width="17cm" svg:height="5.311cm" draw:z-index="2"><draw:image xlink:href="Pictures/1000000000000F00000004B0C682CCF08118534D.png" xlink:type="simple" xlink:show="embed" xlink:actuate="onLoad" loext:mime-type="image/png"/></draw:frame>xf</text:p>
      <text:p text:style-name="P1"/>
      <text:p text:style-name="P1"><draw:frame draw:style-name="fr1" draw:name="Изображение4" text:anchor-type="char" svg:width="17cm" svg:height="5.311cm" draw:z-index="3"><draw:image xlink:href="Pictures/1000000000000F00000004B082AD3B164C6757D8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21T17:46:01.996000000</meta:creation-date>
    <dc:date>2020-11-21T19:12:16.989000000</dc:date>
    <meta:editing-duration>PT25M32S</meta:editing-duration>
    <meta:editing-cycles>1</meta:editing-cycles>
    <meta:document-statistic meta:table-count="0" meta:image-count="4" meta:object-count="0" meta:page-count="2" meta:paragraph-count="1" meta:word-count="1" meta:character-count="2" meta:non-whitespace-character-count="2"/>
    <meta:generator>LibreOffice/6.4.0.3$Windows_X86_64 LibreOffice_project/b0a288ab3d2d4774cb44b62f04d5d28733ac6df8</meta:generator>
  </office:meta>
</office:document-meta>
</file>